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user-transformed="true">
          <draw:text-box>
            <text:p>Embarrassingly Parallel with Joblib</text:p>
          </draw:text-box>
        </draw:frame>
        <draw:frame presentation:style-name="pr2" draw:text-style-name="P1" draw:layer="layout" svg:width="25.191cm" svg:height="12.182cm" svg:x="1.399cm" svg:y="4.9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Goal/Purpose: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Increase speed/productivity</text:p>
              </text:list-item>
              <text:list-item>
                <text:p/>
              </text:list-item>
              <text:list-item>
                <text:p>Improve our processing</text:p>
              </text:list-item>
              <text:list-item>
                <text:p/>
              </text:list-item>
              <text:list-item>
                <text:p>Utilize our computers effeci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What is parallel processing?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Types of parallel processing</text:p>
          </draw:text-box>
        </draw:frame>
        <draw:frame presentation:style-name="pr5" draw:layer="layout" svg:width="25.191cm" svg:height="12.182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Joblib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Features / Goal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0.837cm" presentation:class="title" presentation:user-transformed="true">
          <draw:text-box>
            <text:p>Parallel for loops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11111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1111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30:36.113338199</meta:creation-date>
    <dc:date>2016-05-20T16:38:37.937409295</dc:date>
    <meta:editing-duration>PT8M2S</meta:editing-duration>
    <meta:editing-cycles>2</meta:editing-cycles>
    <meta:generator>LibreOffice/5.0.6.2$Linux_X86_64 LibreOffice_project/00$Build-2</meta:generator>
    <meta:document-statistic meta:object-count="49"/>
  </office:meta>
</office:document-meta>
</file>